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fe7f5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4.699cm" svg:x="14.106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7.364cm" svg:y="3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0.858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4.124cm" svg:y="3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3.724cm" svg:y="8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342cm" svg:y="8.9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9.024cm" svg:y="8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627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4.167cm" svg:y="3.159cm">
          <text:p text:style-name="P1"><text:span text:style-name="T1">VM4</text:span></text:p>
          <text:p text:style-name="P1"><text:span text:style-name="T1">0.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7.367cm" svg:y="3.159cm">
          <text:p text:style-name="P1"><text:span text:style-name="T1">VM5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10.767cm" svg:y="3.159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63cm" svg:x="14.067cm" svg:y="3.18cm">
          <text:p text:style-name="P1"><text:span text:style-name="T1">VM1</text:span></text:p>
          <text:p text:style-name="P1"><text:span text:style-name="T1">0.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397cm" svg:x="14.067cm" svg:y="4.81cm">
          <text:p text:style-name="P1"><text:span text:style-name="T1">VM2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4.067cm" svg:y="6.08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44cm" svg:height="3.41cm" draw:transform="skewX (0.0813323431429358) rotate (-1.57254165604689) translate (18.882cm 16.743cm)">
          <text:p/>
          <draw:enhanced-geometry svg:viewBox="0 0 21600 21600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3" draw:layer="layout" svg:width="5.08cm" svg:height="1.524cm" svg:x="13.594cm" svg:y="8.039cm">
          <draw:text-box>
            <text:p><text:span text:style-name="T1">MIGRATE VM2</text:span></text:p>
          </draw:text-box>
        </draw:frame>
        <draw:custom-shape draw:style-name="gr2" draw:text-style-name="P2" draw:layer="layout" svg:width="1.778cm" svg:height="4.672cm" svg:x="3.767cm" svg:y="8.8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53cm" svg:x="6.267cm" svg:y="9.001cm">
          <text:p text:style-name="P1"><text:span text:style-name="T1">VM5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4.167cm" svg:y="3.159cm">
          <text:p text:style-name="P1"><text:span text:style-name="T1">VM4</text:span></text:p>
          <text:p text:style-name="P1"><text:span text:style-name="T1">0.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4.067cm" svg:y="6.08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397cm" svg:x="14.067cm" svg:y="4.811cm">
          <text:p text:style-name="P1"><text:span text:style-name="T1">VM2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397cm" svg:x="14.067cm" svg:y="4.811cm">
          <text:p text:style-name="P1"><text:span text:style-name="T1">VM2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36cm" svg:x="14.567cm" svg:y="8.874cm">
          <text:p text:style-name="P1"><text:span text:style-name="T1">VM1</text:span></text:p>
          <text:p text:style-name="P1"><text:span text:style-name="T1">0.2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41cm" svg:height="3.278cm" draw:transform="skewX (-0.0162315620435473) rotate (-1.57254165604689) translate (4.55cm 11.101cm)">
          <text:p/>
          <draw:enhanced-geometry svg:viewBox="0 0 21600 21600" draw:mirror-horizontal="true" draw:mirror-vertical="false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778cm" svg:height="4.672cm" svg:x="3.767cm" svg:y="8.8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8.979cm" svg:y="8.874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44cm" svg:height="3.41cm" draw:transform="skewX (0.0813323431429358) rotate (-1.57254165604689) translate (18.882cm 5.143cm)">
          <text:p/>
          <draw:enhanced-geometry svg:viewBox="0 0 21600 21600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1.397cm" svg:height="1.905cm" svg:x="9.382cm" svg:y="26.1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778cm" svg:height="4.699cm" svg:x="11.807cm" svg:y="8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1.768cm" svg:y="11.78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992cm" svg:x="11.768cm" svg:y="11.54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794cm" svg:x="11.768cm" svg:y="8.874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3.725cm" svg:y="14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343cm" svg:y="14.5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9.025cm" svg:y="14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628cm" svg:y="14.4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768cm" svg:y="14.4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53cm" svg:x="6.268cm" svg:y="14.601cm">
          <text:p text:style-name="P1"><text:span text:style-name="T1">VM5</text:span></text:p>
          <text:p text:style-name="P1"><text:span text:style-name="T1">0.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36cm" svg:x="14.568cm" svg:y="14.474cm">
          <text:p text:style-name="P1"><text:span text:style-name="T1">VM1</text:span></text:p>
          <text:p text:style-name="P1"><text:span text:style-name="T1">0.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768cm" svg:y="14.459cm">
          <text:p text:style-name="P1"><text:span text:style-name="T1">VM4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8.98cm" svg:y="14.474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1.808cm" svg:y="14.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1.769cm" svg:y="17.38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992cm" svg:x="11.769cm" svg:y="17.14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794cm" svg:x="11.769cm" svg:y="14.474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3.725cm" svg:y="2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343cm" svg:y="20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9.025cm" svg:y="2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628cm" svg:y="20.1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768cm" svg:y="20.1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53cm" svg:x="6.268cm" svg:y="20.301cm">
          <text:p text:style-name="P1"><text:span text:style-name="T1">VM5</text:span></text:p>
          <text:p text:style-name="P1"><text:span text:style-name="T1">0.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36cm" svg:x="14.568cm" svg:y="20.174cm">
          <text:p text:style-name="P1"><text:span text:style-name="T1">VM1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768cm" svg:y="20.159cm">
          <text:p text:style-name="P1"><text:span text:style-name="T1">VM4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8.98cm" svg:y="20.174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1.808cm" svg:y="20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1.769cm" svg:y="23.08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992cm" svg:x="11.769cm" svg:y="22.84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794cm" svg:x="11.769cm" svg:y="20.174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6.244cm" svg:height="3.41cm" draw:transform="skewX (0.0813323431429358) rotate (-1.57254165604689) translate (18.882cm 16.743cm)">
          <text:p/>
          <draw:enhanced-geometry svg:viewBox="0 0 21600 21600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6.341cm" svg:height="3.278cm" draw:transform="skewX (-0.0162315620435473) rotate (-1.57254165604689) translate (4.45cm 11.101cm)">
          <text:p/>
          <draw:enhanced-geometry svg:viewBox="0 0 21600 21600" draw:mirror-horizontal="true" draw:mirror-vertical="false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6.244cm" svg:height="3.41cm" draw:transform="skewX (0.0813323431429358) rotate (-1.57254165604689) translate (18.882cm 5.143cm)">
          <text:p/>
          <draw:enhanced-geometry svg:viewBox="0 0 21600 21600" draw:text-areas="0 0 21600 21600" draw:type="circular-arrow" draw:modifiers="180 -6.3958684745074 7453.339484026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1.143cm" svg:height="1.651cm" svg:x="9.255cm" svg:y="25.1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5.794cm" svg:height="1.524cm" svg:x="3.494cm" svg:y="26.939cm">
          <draw:text-box>
            <text:p><text:span text:style-name="T1">MIGRATE VM1 to return to initial phase</text:span></text:p>
          </draw:text-box>
        </draw:frame>
        <draw:custom-shape draw:style-name="gr1" draw:text-style-name="P1" draw:layer="layout" svg:width="1.778cm" svg:height="4.699cm" svg:x="3.525cm" svg:y="3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143cm" svg:y="3.5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8.825cm" svg:y="3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428cm" svg:y="3.4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568cm" svg:y="3.4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53cm" svg:x="6.068cm" svg:y="3.601cm">
          <text:p text:style-name="P1"><text:span text:style-name="T1">VM5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36cm" svg:x="14.368cm" svg:y="3.474cm">
          <text:p text:style-name="P1"><text:span text:style-name="T1">VM1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568cm" svg:y="3.4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8.78cm" svg:y="3.474cm">
          <text:p text:style-name="P1"><text:span text:style-name="T1">VM6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1.608cm" svg:y="3.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1.569cm" svg:y="6.38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992cm" svg:x="11.569cm" svg:y="6.14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794cm" svg:x="11.569cm" svg:y="3.474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3.525cm" svg:y="8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143cm" svg:y="8.9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8.825cm" svg:y="8.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428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568cm" svg:y="8.8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53cm" svg:x="6.068cm" svg:y="9.001cm">
          <text:p text:style-name="P1"><text:span text:style-name="T1">VM5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36cm" svg:x="14.368cm" svg:y="8.874cm">
          <text:p text:style-name="P1"><text:span text:style-name="T1">VM1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568cm" svg:y="8.859cm">
          <text:p text:style-name="P1"><text:span text:style-name="T1">VM4</text:span></text:p>
          <text:p text:style-name="P1"><text:span text:style-name="T1">0.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8.78cm" svg:y="8.874cm">
          <text:p text:style-name="P1"><text:span text:style-name="T1">VM6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1.608cm" svg:y="8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1.569cm" svg:y="11.78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992cm" svg:x="11.569cm" svg:y="11.54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794cm" svg:x="11.569cm" svg:y="8.874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3.525cm" svg:y="14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143cm" svg:y="14.3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8.825cm" svg:y="14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428cm" svg:y="14.2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568cm" svg:y="14.2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53cm" svg:x="6.068cm" svg:y="14.401cm">
          <text:p text:style-name="P1"><text:span text:style-name="T1">VM5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36cm" svg:x="14.368cm" svg:y="14.274cm">
          <text:p text:style-name="P1"><text:span text:style-name="T1">VM1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568cm" svg:y="14.2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8.78cm" svg:y="14.274cm">
          <text:p text:style-name="P1"><text:span text:style-name="T1">VM6</text:span></text:p>
          <text:p text:style-name="P1"><text:span text:style-name="T1">0.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1.608cm" svg:y="14.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1.569cm" svg:y="17.18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992cm" svg:x="11.569cm" svg:y="16.94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794cm" svg:x="11.569cm" svg:y="14.274cm">
          <text:p text:style-name="P1"><text:span text:style-name="T1">VM2</text:span></text:p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3.525cm" svg:y="19.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6.143cm" svg:y="19.8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8.825cm" svg:y="19.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4.428cm" svg:y="19.7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568cm" svg:y="19.759cm">
          <text:p text:style-name="P1"><text:span text:style-name="T1">VM4</text:span></text:p>
          <text:p text:style-name="P1"><text:span text:style-name="T1">0.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35cm" svg:x="6.068cm" svg:y="19.796cm">
          <text:p text:style-name="P1"><text:span text:style-name="T1">VM5</text:span></text:p>
          <text:p text:style-name="P1"><text:span text:style-name="T1">0.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736cm" svg:x="14.368cm" svg:y="19.774cm">
          <text:p text:style-name="P1"><text:span text:style-name="T1">VM1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3.568cm" svg:y="19.759cm">
          <text:p text:style-name="P1"><text:span text:style-name="T1">VM4</text:span></text:p>
          <text:p text:style-name="P1"><text:span text:style-name="T1">0.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4.672cm" svg:x="8.78cm" svg:y="19.774cm">
          <text:p text:style-name="P1"><text:span text:style-name="T1">VM6</text:span></text:p>
          <text:p text:style-name="P1"><text:span text:style-name="T1">0.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4.699cm" svg:x="11.608cm" svg:y="19.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52cm" svg:x="11.569cm" svg:y="22.681cm">
          <text:p text:style-name="P1"><text:span text:style-name="T1">VM3</text:span></text:p>
          <text:p text:style-name="P1"><text:span text:style-name="T1">0.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992cm" svg:x="11.569cm" svg:y="22.441cm">
          <text:p text:style-name="P1"><text:span text:style-name="T1">VM3</text:span></text:p>
          <text:p text:style-name="P1"><text:span text:style-name="T1">0.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2.794cm" svg:x="11.569cm" svg:y="19.774cm">
          <text:p text:style-name="P1"><text:span text:style-name="T1">VM2</text:span></text:p>
          <text:p text:style-name="P1"><text:span text:style-name="T1">0.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</meta:initial-creator>
    <meta:creation-date>2014-01-02T16:59:33</meta:creation-date>
    <dc:date>2014-01-03T10:42:03</dc:date>
    <dc:creator>Amit </dc:creator>
    <meta:editing-duration>PT14H48M4S</meta:editing-duration>
    <meta:editing-cycles>3</meta:editing-cycles>
    <meta:generator>LibreOffice/3.6$Linux_X86_64 LibreOffice_project/360m1$Build-2</meta:generator>
    <meta:document-statistic meta:object-count="115"/>
  </office:meta>
</office:document-meta>
</file>